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4.948cm"/>
    </style:style>
    <style:style style:name="co3" style:family="table-column">
      <style:table-column-properties fo:break-before="auto" style:column-width="4.72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 style:data-style-name="N60"/>
    <style:style style:name="ce3" style:family="table-cell" style:parent-style-name="Default" style:data-style-name="N1"/>
    <style:style style:name="ce4" style:family="table-cell" style:parent-style-name="Default" style:data-style-name="N111"/>
  </office:automatic-styles>
  <office:body>
    <office:spreadsheet>
      <table:table table:name="Layer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ce2"/>
        <table:table-row table:style-name="ro1">
          <table:table-cell/>
          <table:table-cell office:value-type="string" calcext:value-type="string">
            <text:p>BPP</text:p>
          </table:table-cell>
          <table:table-cell table:style-name="Default" office:value-type="string" calcext:value-type="string">
            <text:p>Pixels</text:p>
          </table:table-cell>
          <table:table-cell table:style-name="Default" office:value-type="string" calcext:value-type="string">
            <text:p>Total Entropy</text:p>
          </table:table-cell>
          <table:table-cell table:style-name="Default"/>
        </table:table-row>
        <table:table-row table:style-name="ro1">
          <table:table-cell office:value-type="string" calcext:value-type="string">
            <text:p>Y0</text:p>
          </table:table-cell>
          <table:table-cell office:value-type="float" office:value="1.6208" calcext:value-type="float">
            <text:p>1.6208</text:p>
          </table:table-cell>
          <table:table-cell table:style-name="ce3" table:formula="of:=256^2" office:value-type="float" office:value="65536" calcext:value-type="float">
            <text:p>65536</text:p>
          </table:table-cell>
          <table:table-cell table:formula="of:=[.B2]*[.C2]" office:value-type="float" office:value="106220.7488" calcext:value-type="float">
            <text:p>1.06E+005</text:p>
          </table:table-cell>
          <table:table-cell table:style-name="Default"/>
        </table:table-row>
        <table:table-row table:style-name="ro1">
          <table:table-cell office:value-type="string" calcext:value-type="string">
            <text:p>Y1</text:p>
          </table:table-cell>
          <table:table-cell table:style-name="ce1" office:value-type="float" office:value="1.3906" calcext:value-type="float">
            <text:p>1.3906</text:p>
          </table:table-cell>
          <table:table-cell table:style-name="ce3" table:formula="of:=128^2" office:value-type="float" office:value="16384" calcext:value-type="float">
            <text:p>16384</text:p>
          </table:table-cell>
          <table:table-cell table:formula="of:=[.B3]*[.C3]" office:value-type="float" office:value="22783.5904" calcext:value-type="float">
            <text:p>2.28E+004</text:p>
          </table:table-cell>
          <table:table-cell table:style-name="Default"/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3.3289" calcext:value-type="float">
            <text:p>3.3289</text:p>
          </table:table-cell>
          <table:table-cell table:style-name="ce3" table:formula="of:=64^2" office:value-type="float" office:value="4096" calcext:value-type="float">
            <text:p>4096</text:p>
          </table:table-cell>
          <table:table-cell table:formula="of:=[.B4]*[.C4]" office:value-type="float" office:value="13635.1744" calcext:value-type="float">
            <text:p>1.36E+004</text:p>
          </table:table-cell>
          <table:table-cell table:style-name="Default"/>
        </table:table-row>
        <table:table-row table:style-name="ro1" table:number-rows-repeated="6">
          <table:table-cell table:style-name="ce1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Total</text:p>
          </table:table-cell>
          <table:table-cell table:formula="of:=SUM([.D2:.D11])" office:value-type="float" office:value="142639.5136" calcext:value-type="float">
            <text:p>1.43E+00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</table:table>
      <table:table table:name="Layer 3" table:style-name="ta1"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BPP</text:p>
          </table:table-cell>
          <table:table-cell office:value-type="string" calcext:value-type="string">
            <text:p>Pixels</text:p>
          </table:table-cell>
          <table:table-cell office:value-type="string" calcext:value-type="string">
            <text:p>Total Entropy</text:p>
          </table:table-cell>
        </table:table-row>
        <table:table-row table:style-name="ro1">
          <table:table-cell office:value-type="string" calcext:value-type="string">
            <text:p>Y0</text:p>
          </table:table-cell>
          <table:table-cell office:value-type="float" office:value="1.6208" calcext:value-type="float">
            <text:p>1.6208</text:p>
          </table:table-cell>
          <table:table-cell table:style-name="ce3" table:formula="of:=256^2" office:value-type="float" office:value="65536" calcext:value-type="float">
            <text:p>65536</text:p>
          </table:table-cell>
          <table:table-cell table:style-name="ce2" table:formula="of:=[.B2]*[.C2]" office:value-type="float" office:value="106220.7488" calcext:value-type="float">
            <text:p>1.06E+005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1" office:value-type="float" office:value="1.3906" calcext:value-type="float">
            <text:p>1.3906</text:p>
          </table:table-cell>
          <table:table-cell table:style-name="ce3" table:formula="of:=128^2" office:value-type="float" office:value="16384" calcext:value-type="float">
            <text:p>16384</text:p>
          </table:table-cell>
          <table:table-cell table:style-name="ce2" table:formula="of:=[.B3]*[.C3]" office:value-type="float" office:value="22783.5904" calcext:value-type="float">
            <text:p>2.28E+004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1" office:value-type="float" office:value="1.4547" calcext:value-type="float">
            <text:p>1.4547</text:p>
          </table:table-cell>
          <table:table-cell table:style-name="ce3" table:formula="of:=64^2" office:value-type="float" office:value="4096" calcext:value-type="float">
            <text:p>4096</text:p>
          </table:table-cell>
          <table:table-cell table:style-name="ce2" table:formula="of:=[.B4]*[.C4]" office:value-type="float" office:value="5958.4512" calcext:value-type="float">
            <text:p>5.96E+003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3.2214" calcext:value-type="float">
            <text:p>3.2214</text:p>
          </table:table-cell>
          <table:table-cell table:formula="of:=32^2" office:value-type="float" office:value="1024" calcext:value-type="float">
            <text:p>1024</text:p>
          </table:table-cell>
          <table:table-cell table:style-name="ce2" table:formula="of:=[.B5]*[.C5]" office:value-type="float" office:value="3298.7136" calcext:value-type="float">
            <text:p>3.30E+003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2" table:formula="of:=SUM([.D2:.D10])" office:value-type="float" office:value="138261.504" calcext:value-type="float">
            <text:p>1.38E+005</text:p>
          </table:table-cell>
        </table:table-row>
      </table:table>
      <table:table table:name="Layer 4" table:style-name="ta1">
        <table:table-column table:style-name="co4" table:number-columns-repeated="3" table:default-cell-style-name="Default"/>
        <table:table-column table:style-name="co4" table:default-cell-style-name="ce2"/>
        <table:table-row table:style-name="ro1">
          <table:table-cell/>
          <table:table-cell office:value-type="string" calcext:value-type="string">
            <text:p>BPP</text:p>
          </table:table-cell>
          <table:table-cell office:value-type="string" calcext:value-type="string">
            <text:p>Pixels</text:p>
          </table:table-cell>
          <table:table-cell table:style-name="Default" office:value-type="string" calcext:value-type="string">
            <text:p>Total Entropy</text:p>
          </table:table-cell>
        </table:table-row>
        <table:table-row table:style-name="ro1">
          <table:table-cell office:value-type="string" calcext:value-type="string">
            <text:p>Y0</text:p>
          </table:table-cell>
          <table:table-cell office:value-type="float" office:value="1.6208" calcext:value-type="float">
            <text:p>1.6208</text:p>
          </table:table-cell>
          <table:table-cell table:style-name="ce3" table:formula="of:=256^2" office:value-type="float" office:value="65536" calcext:value-type="float">
            <text:p>65536</text:p>
          </table:table-cell>
          <table:table-cell table:formula="of:=[.B2]*[.C2]" office:value-type="float" office:value="106220.7488" calcext:value-type="float">
            <text:p>1.06E+005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1" office:value-type="float" office:value="1.3906" calcext:value-type="float">
            <text:p>1.3906</text:p>
          </table:table-cell>
          <table:table-cell table:style-name="ce3" table:formula="of:=128^2" office:value-type="float" office:value="16384" calcext:value-type="float">
            <text:p>16384</text:p>
          </table:table-cell>
          <table:table-cell table:formula="of:=[.B3]*[.C3]" office:value-type="float" office:value="22783.5904" calcext:value-type="float">
            <text:p>2.28E+004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1" office:value-type="float" office:value="1.4547" calcext:value-type="float">
            <text:p>1.4547</text:p>
          </table:table-cell>
          <table:table-cell table:style-name="ce3" table:formula="of:=64^2" office:value-type="float" office:value="4096" calcext:value-type="float">
            <text:p>4096</text:p>
          </table:table-cell>
          <table:table-cell table:formula="of:=[.B4]*[.C4]" office:value-type="float" office:value="5958.4512" calcext:value-type="float">
            <text:p>5.96E+003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1.5784" calcext:value-type="float">
            <text:p>1.5784</text:p>
          </table:table-cell>
          <table:table-cell table:formula="of:=32^2" office:value-type="float" office:value="1024" calcext:value-type="float">
            <text:p>1024</text:p>
          </table:table-cell>
          <table:table-cell table:formula="of:=[.B5]*[.C5]" office:value-type="float" office:value="1616.2816" calcext:value-type="float">
            <text:p>1.62E+003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3.016" calcext:value-type="float">
            <text:p>3.016</text:p>
          </table:table-cell>
          <table:table-cell table:formula="of:=16^2" office:value-type="float" office:value="256" calcext:value-type="float">
            <text:p>256</text:p>
          </table:table-cell>
          <table:table-cell table:formula="of:=[.B6]*[.C6]" office:value-type="float" office:value="772.096" calcext:value-type="float">
            <text:p>7.72E+002</text:p>
          </table:table-cell>
        </table:table-row>
        <table:table-row table:style-name="ro1" table:number-rows-repeated="4"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:.D10])" office:value-type="float" office:value="137351.168" calcext:value-type="float">
            <text:p>1.37E+005</text:p>
          </table:table-cell>
        </table:table-row>
      </table:table>
      <table:table table:name="Overall" table:style-name="ta1">
        <table:table-column table:style-name="co4" table:default-cell-style-name="Default"/>
        <table:table-column table:style-name="co4" table:default-cell-style-name="ce2"/>
        <table:table-column table:style-name="co4" table:default-cell-style-name="ce4"/>
        <table:table-row table:style-name="ro1">
          <table:table-cell office:value-type="string" calcext:value-type="string">
            <text:p>Layers of pyramid</text:p>
          </table:table-cell>
          <table:table-cell table:style-name="Default" office:value-type="string" calcext:value-type="string">
            <text:p>Total Entropy</text:p>
          </table:table-cell>
          <table:table-cell table:style-name="Default" office:value-type="string" calcext:value-type="string">
            <text:p>Compression 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.58*10^5" office:value-type="float" office:value="158000" calcext:value-type="float">
            <text:p>1.58E+005</text:p>
          </table:table-cell>
          <table:table-cell table:formula="of:=(2.29*10^5)/[.B2]" office:value-type="float" office:value="1.44936708860759" calcext:value-type="float">
            <text:p>1.4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639.5136" calcext:value-type="float">
            <text:p>1.43E+005</text:p>
          </table:table-cell>
          <table:table-cell table:formula="of:=(2.29*10^5)/[.B3]" office:value-type="float" office:value="1.60544574375217" calcext:value-type="float">
            <text:p>1.6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8261.504" calcext:value-type="float">
            <text:p>1.38E+005</text:p>
          </table:table-cell>
          <table:table-cell table:formula="of:=(2.29*10^5)/[.B4]" office:value-type="float" office:value="1.6562817080306" calcext:value-type="float">
            <text:p>1.6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7351.168" calcext:value-type="float">
            <text:p>1.37E+005</text:p>
          </table:table-cell>
          <table:table-cell table:formula="of:=(2.29*10^5)/[.B5]" office:value-type="float" office:value="1.66725921107566" calcext:value-type="float">
            <text:p>1.667</text:p>
          </table:table-cell>
        </table:table-row>
      </table:table>
      <table:table table:name="Sheet5" table:style-name="ta1"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Equal MSE</text:p>
          </table:table-cell>
          <table:table-cell office:value-type="string" calcext:value-type="string">
            <text:p>RMS Error</text:p>
          </table:table-cell>
          <table:table-cell office:value-type="string" calcext:value-type="string">
            <text:p>Compression Ratio</text:p>
          </table:table-cell>
          <table:table-cell office:value-type="string" calcext:value-type="string">
            <text:p>Optimal value of highest quantization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6036822475463" calcext:value-type="float">
            <text:p>4.8603682248</text:p>
          </table:table-cell>
          <table:table-cell office:value-type="float" office:value="1.39298068240856" calcext:value-type="float">
            <text:p>1.3929806824</text:p>
          </table:table-cell>
          <table:table-cell office:value-type="float" office:value="1856.24999960376" calcext:value-type="float">
            <text:p>1856.2499996038</text:p>
          </table:table-cell>
          <table:table-cell office:value-type="float" office:value="0.01" calcext:value-type="float">
            <text:p>0.01</text:p>
          </table:table-cell>
          <table:table-cell table:formula="of:=[.D2]*[.E2]" office:value-type="float" office:value="18.5624999960376" calcext:value-type="float">
            <text:p>18.5624999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612330356289" calcext:value-type="float">
            <text:p>4.8612330356</text:p>
          </table:table-cell>
          <table:table-cell office:value-type="float" office:value="1.53929672028834" calcext:value-type="float">
            <text:p>1.5392967203</text:p>
          </table:table-cell>
          <table:table-cell office:value-type="float" office:value="1849.9765625882" calcext:value-type="float">
            <text:p>1849.9765625882</text:p>
          </table:table-cell>
          <table:table-cell office:value-type="float" office:value="0.01" calcext:value-type="float">
            <text:p>0.01</text:p>
          </table:table-cell>
          <table:table-cell table:formula="of:=[.D3]*[.E3]" office:value-type="float" office:value="18.499765625882" calcext:value-type="float">
            <text:p>18.49976562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6152794343498" calcext:value-type="float">
            <text:p>4.8615279434</text:p>
          </table:table-cell>
          <table:table-cell office:value-type="float" office:value="1.5482440348752" calcext:value-type="float">
            <text:p>1.5482440349</text:p>
          </table:table-cell>
          <table:table-cell office:value-type="float" office:value="1808.74999997547" calcext:value-type="float">
            <text:p>1808.7499999755</text:p>
          </table:table-cell>
          <table:table-cell office:value-type="float" office:value="0.01" calcext:value-type="float">
            <text:p>0.01</text:p>
          </table:table-cell>
          <table:table-cell table:formula="of:=[.D4]*[.E4]" office:value-type="float" office:value="18.0874999997547" calcext:value-type="float">
            <text:p>18.08749999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616680269135" calcext:value-type="float">
            <text:p>4.8616680269</text:p>
          </table:table-cell>
          <table:table-cell office:value-type="float" office:value="1.5493662222466" calcext:value-type="float">
            <text:p>1.5493662222</text:p>
          </table:table-cell>
          <table:table-cell office:value-type="float" office:value="1807.94663067145" calcext:value-type="float">
            <text:p>1807.9466306715</text:p>
          </table:table-cell>
          <table:table-cell office:value-type="float" office:value="0.01" calcext:value-type="float">
            <text:p>0.01</text:p>
          </table:table-cell>
          <table:table-cell table:formula="of:=[.D5]*[.E5]" office:value-type="float" office:value="18.0794663067145" calcext:value-type="float">
            <text:p>18.07946630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6112857589145" calcext:value-type="float">
            <text:p>4.8611285759</text:p>
          </table:table-cell>
          <table:table-cell office:value-type="float" office:value="1.54743903588671" calcext:value-type="float">
            <text:p>1.5474390359</text:p>
          </table:table-cell>
          <table:table-cell office:value-type="float" office:value="1805.85937480458" calcext:value-type="float">
            <text:p>1805.8593748046</text:p>
          </table:table-cell>
          <table:table-cell office:value-type="float" office:value="0.01" calcext:value-type="float">
            <text:p>0.01</text:p>
          </table:table-cell>
          <table:table-cell table:formula="of:=[.D6]*[.E6]" office:value-type="float" office:value="18.0585937480458" calcext:value-type="float">
            <text:p>18.0585937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6091868823728" calcext:value-type="float">
            <text:p>4.8609186882</text:p>
          </table:table-cell>
          <table:table-cell office:value-type="float" office:value="1.54773807139336" calcext:value-type="float">
            <text:p>1.5477380714</text:p>
          </table:table-cell>
          <table:table-cell office:value-type="float" office:value="1806.88069623535" calcext:value-type="float">
            <text:p>1806.8806962354</text:p>
          </table:table-cell>
          <table:table-cell office:value-type="float" office:value="0.01" calcext:value-type="float">
            <text:p>0.01</text:p>
          </table:table-cell>
          <table:table-cell table:formula="of:=[.D7]*[.E7]" office:value-type="float" office:value="18.0688069623535" calcext:value-type="float">
            <text:p>18.06880696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6087690327889" calcext:value-type="float">
            <text:p>4.8608769033</text:p>
          </table:table-cell>
          <table:table-cell office:value-type="float" office:value="1.54780445116631" calcext:value-type="float">
            <text:p>1.5478044512</text:p>
          </table:table-cell>
          <table:table-cell office:value-type="float" office:value="1807.33947744825" calcext:value-type="float">
            <text:p>1807.3394774483</text:p>
          </table:table-cell>
          <table:table-cell office:value-type="float" office:value="0.01" calcext:value-type="float">
            <text:p>0.01</text:p>
          </table:table-cell>
          <table:table-cell table:formula="of:=[.D8]*[.E8]" office:value-type="float" office:value="18.0733947744825" calcext:value-type="float">
            <text:p>18.0733947745</text:p>
          </table:table-cell>
        </table:table-row>
      </table:table>
      <table:table table:name="Sheet6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onstant Step Size</text:p>
          </table:table-cell>
          <table:table-cell office:value-type="string" calcext:value-type="string">
            <text:p>RMS Error</text:p>
          </table:table-cell>
          <table:table-cell office:value-type="string" calcext:value-type="string">
            <text:p>Compression Ratio</text:p>
          </table:table-cell>
          <table:table-cell office:value-type="string" calcext:value-type="string">
            <text:p>Optimal value of highest quantization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Layer 2'.D1:'Layer 2'.F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3" number:min-integer-digits="1"/>
    </number:number-style>
    <number:number-style style:name="N112">
      <number:number number:decimal-places="6" number:min-integer-digits="1"/>
      <number:text>$1^{+}$</number:text>
    </number:number-style>
    <number:number-style style:name="N113">
      <number:number number:decimal-places="6" number:min-integer-digits="1"/>
      <number:text>$.1^{+}$</number:text>
    </number:number-style>
    <number:number-style style:name="N114">
      <number:number number:decimal-places="6" number:min-integer-digits="1"/>
      <number:text>$.1^{}$</number:text>
    </number:number-style>
    <number:number-style style:name="N115">
      <number:number number:decimal-places="6" number:min-integer-digits="0"/>
      <number:text>$.1^{}$</number:text>
    </number:number-style>
    <number:number-style style:name="N116">
      <number:number number:decimal-places="5" number:min-integer-digits="1"/>
      <number:text>$1^{}$</number:text>
    </number:number-style>
    <number:number-style style:name="N117">
      <number:number number:decimal-places="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11:51:54.602375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09:24:37.995316651</meta:creation-date>
    <meta:editing-duration>PT16M40S</meta:editing-duration>
    <meta:editing-cycles>3</meta:editing-cycles>
    <meta:generator>LibreOffice/4.3.7.2$Linux_X86_64 LibreOffice_project/430$Build-2</meta:generator>
    <meta:initial-creator>N.R-J. Capel</meta:initial-creator>
    <dc:date>2016-05-09T14:00:50.508902729</dc:date>
    <dc:creator>N.R-J. Capel</dc:creator>
    <meta:document-statistic meta:table-count="6" meta:cell-count="135" meta:object-count="0"/>
  </office:meta>
</office:document-meta>
</file>